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44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44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" style:family="graphic">
      <style:graphic-properties style:protect="size"/>
    </style:style>
    <style:style style:name="gr23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5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6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 style:list-style-name="L4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089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54cm" draw:shadow="hidden"/>
    </style:style>
    <style:style style:name="pr4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3.24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 style:list-style-name="L6">
      <style:graphic-properties draw:stroke="none" draw:fill="none" draw:fill-color="#ffffff" draw:auto-grow-height="true" fo:min-height="13.31cm" draw:shadow="hidden"/>
    </style:style>
    <style:style style:name="pr7" style:family="presentation" style:parent-style-name="Default-title">
      <style:graphic-properties draw:fill-color="#ffffff" draw:auto-grow-height="true" fo:min-height="3.494cm"/>
    </style:style>
    <style:style style:name="pr8" style:family="presentation" style:parent-style-name="Default-outline1">
      <style:graphic-properties draw:fill-color="#ffffff" fo:min-height="13.598cm"/>
    </style:style>
    <style:style style:name="pr9" style:family="presentation" style:parent-style-name="Default-notes">
      <style:graphic-properties draw:fill-color="#ffffff" fo:min-height="13.103cm"/>
    </style:style>
    <style:style style:name="pr10" style:family="presentation" style:parent-style-name="Default-title">
      <style:graphic-properties draw:fill-color="#ffffff" fo:min-height="3.243cm"/>
    </style:style>
    <style:style style:name="pr11" style:family="presentation" style:parent-style-name="Default-outline1">
      <style:graphic-properties draw:fill-color="#ffffff" fo:min-height="5.609cm"/>
    </style:style>
    <style:style style:name="pr12" style:family="presentation" style:parent-style-name="Default-outline1">
      <style:graphic-properties draw:fill-color="#ffffff" fo:min-height="19.089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19cm" fo:margin-right="0cm" fo:margin-top="0cm" fo:margin-bottom="0.502cm" fo:line-height="93%" fo:text-indent="-0.899cm" style:line-break="strict"/>
    </style:style>
    <style:style style:name="P4" style:family="paragraph">
      <style:paragraph-properties fo:margin-left="1.19cm" fo:margin-right="0cm" fo:margin-top="0cm" fo:margin-bottom="0.502cm" fo:line-height="93%" fo:text-indent="-0.899cm" style:line-break="strict" style:writing-mode="lr-tb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9.8999996185303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1" style:family="paragraph">
      <style:paragraph-properties fo:margin-left="0.643cm" fo:margin-right="0cm" fo:margin-top="0.176cm" fo:margin-bottom="0cm" fo:line-height="100%" fo:text-indent="-0.643cm" style:punctuation-wrap="hanging" style:line-break="strict"/>
    </style:style>
    <style:style style:name="P12" style:family="paragraph">
      <style:paragraph-properties fo:margin-left="0.643cm" fo:margin-right="0cm" fo:margin-top="0.176cm" fo:margin-bottom="0cm" fo:line-height="100%" fo:text-align="start" fo:text-indent="-0.643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315cm"/>
          <style:tab-stop style:position="25.563cm"/>
          <style:tab-stop style:position="26.811cm"/>
          <style:tab-stop style:position="28.059cm"/>
          <style:tab-stop style:position="29.307cm"/>
        </style:tab-stops>
      </style:paragraph-properties>
    </style:style>
    <style:style style:name="P13" style:family="paragraph">
      <style:paragraph-properties fo:margin-left="0.643cm" fo:margin-right="0cm" fo:margin-top="0.176cm" fo:margin-bottom="0cm" fo:line-height="100%" fo:text-indent="-0.643cm" style:punctuation-wrap="hanging" style:line-break="strict" style:writing-mode="lr-tb"/>
    </style:style>
    <style:style style:name="P1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  <style:text-properties fo:font-size="19.8999996185303pt"/>
    </style:style>
    <style:style style:name="P16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  <style:text-properties fo:font-size="14pt" style:font-size-asian="18pt" style:font-size-complex="18pt"/>
    </style:style>
    <style:style style:name="P17" style:family="paragraph">
      <style:paragraph-properties fo:margin-left="0.6cm" fo:margin-right="0cm" fo:text-indent="-0.6cm"/>
      <style:text-properties fo:font-size="14pt"/>
    </style:style>
    <style:style style:name="P18" style:family="paragraph">
      <style:paragraph-properties fo:margin-left="1.19cm" fo:margin-right="0cm" fo:text-indent="-0.899cm"/>
    </style:style>
    <style:style style:name="P19" style:family="paragraph">
      <style:paragraph-properties fo:margin-left="2.39cm" fo:margin-right="0cm" fo:margin-top="0cm" fo:margin-bottom="0.401cm" fo:line-height="81%" fo:text-align="start" fo:text-indent="-0.794cm" style:text-autospace="ideograph-alpha" style:punctuation-wrap="simple" style:line-break="strict" style:writing-mode="lr-tb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1.19cm" fo:margin-right="0cm" fo:text-indent="-0.899cm" style:text-autospace="none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size="19.8999996185303pt" fo:language="en" fo:country="GB"/>
    </style:style>
    <style:style style:name="T3" style:family="text">
      <style:text-properties fo:color="#0000ff" fo:font-size="20pt" fo:language="en" fo:country="GB" style:font-size-asian="20pt" style:font-size-complex="20pt"/>
    </style:style>
    <style:style style:name="T4" style:family="text">
      <style:text-properties fo:color="#000000" fo:font-size="20pt" fo:language="en" fo:country="GB" style:font-size-asian="20pt" style:font-size-complex="20pt"/>
    </style:style>
    <style:style style:name="T5" style:family="text">
      <style:text-properties fo:color="#ff0000" fo:font-family="Tahoma" style:font-pitch="variable" fo:font-size="19.8999996185303pt" fo:language="en" fo:country="GB"/>
    </style:style>
    <style:style style:name="T6" style:family="text">
      <style:text-properties fo:color="#000000" style:text-position="-1% 58%" fo:font-family="Tahoma" style:font-pitch="variable" fo:font-size="19.8999996185303pt" fo:language="en" fo:country="GB"/>
    </style:style>
    <style:style style:name="T7" style:family="text">
      <style:text-properties fo:color="#fffedf" style:text-position="-1% 58%" fo:font-family="Tahoma" style:font-pitch="variable" fo:font-size="19.8999996185303pt" fo:language="en" fo:country="GB"/>
    </style:style>
    <style:style style:name="T8" style:family="text">
      <style:text-properties fo:color="#ff0000" fo:font-family="Tahoma" style:font-pitch="variable" fo:font-size="14pt" fo:language="en" fo:country="GB" style:font-size-asian="18pt" style:font-size-complex="18pt"/>
    </style:style>
    <style:style style:name="T9" style:family="text">
      <style:text-properties style:text-position="sub 58%" fo:font-size="32pt" style:font-size-asian="32pt" style:font-size-complex="32pt"/>
    </style:style>
    <style:style style:name="T10" style:family="text">
      <style:text-properties style:text-position="sub 58%"/>
    </style:style>
    <style:style style:name="T11" style:family="text">
      <style:text-properties fo:color="#000000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xx" style:country-asian="none" style:font-style-asian="normal" style:font-weight-asian="normal" style:font-family-complex="'Lucida Sans Unicode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0000" style:text-position="sub 58%" fo:font-family="Tahoma" style:font-pitch="variable" fo:font-size="19.8999996185303pt" fo:language="en" fo:country="GB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Symbol" style:font-style-name="Regular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5" style:family="text">
      <style:text-properties fo:font-family="Arial" style:font-family-generic="roman" style:font-pitch="variable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6" style:family="text"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Symbol" style:font-style-name-asian="Regular" style:font-family-generic-asian="roman" style:font-pitch-asian="variable" style:font-charset-asian="x-symbol" style:font-size-asian="32pt" style:font-style-asian="normal" style:font-weight-asian="normal" style:font-family-complex="Symbol" style:font-style-name-complex="Regular" style:font-family-generic-complex="roman" style:font-pitch-complex="variable" style:font-charset-complex="x-symbol" style:font-size-complex="32pt" style:font-style-complex="normal" style:font-weight-complex="normal" style:text-emphasize="none" style:font-relief="none"/>
    </style:style>
    <style:style style:name="T17" style:family="text">
      <style:text-properties fo:font-family="Arial" style:font-family-generic="roman" style:font-pitch="variable" fo:font-size="32pt" style:font-family-asian="Symbol" style:font-style-name-asian="Regular" style:font-family-generic-asian="roman" style:font-pitch-asian="variable" style:font-charset-asian="x-symbol" style:font-size-asian="32pt" style:font-family-complex="Symbol" style:font-style-name-complex="Regular" style:font-family-generic-complex="roman" style:font-pitch-complex="variable" style:font-charset-complex="x-symbol" style:font-size-complex="32pt"/>
    </style:style>
    <style:style style:name="T18" style:family="text">
      <style:text-properties fo:font-family="Symbol" style:font-style-name="Regular" style:font-family-generic="roman" style:font-pitch="variable" style:font-charset="x-symbol" fo:font-size="32pt" style:font-family-asian="Symbol" style:font-style-name-asian="Regular" style:font-family-generic-asian="roman" style:font-pitch-asian="variable" style:font-charset-asian="x-symbol" style:font-size-asian="32pt" style:font-family-complex="Symbol" style:font-style-name-complex="Regular" style:font-family-generic-complex="roman" style:font-pitch-complex="variable" style:font-charset-complex="x-symbol" style:font-size-complex="32pt"/>
    </style:style>
    <style:style style:name="T19" style:family="text">
      <style:text-properties fo:font-family="Arial" style:font-family-generic="swiss" style:font-pitch="variable" fo:font-size="32pt" style:font-family-asian="Symbol" style:font-style-name-asian="Regular" style:font-family-generic-asian="roman" style:font-pitch-asian="variable" style:font-charset-asian="x-symbol" style:font-size-asian="32pt" style:font-family-complex="Symbol" style:font-style-name-complex="Regular" style:font-family-generic-complex="roman" style:font-pitch-complex="variable" style:font-charset-complex="x-symbol" style:font-size-complex="32pt"/>
    </style:style>
    <style:style style:name="T20" style:family="text">
      <style:text-properties fo:font-family="Symbol" style:font-style-name="Regular" style:font-charset="x-symbol" fo:font-size="32pt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21" style:family="text">
      <style:text-properties fo:font-family="Arial" style:font-family-generic="roman" style:font-pitch="variable" fo:font-size="32pt" style:font-family-asian="Symbol" style:font-style-name-asian="Regular" style:font-charset-asian="x-symbol" style:font-size-asian="32pt" style:font-family-complex="Symbol" style:font-style-name-complex="Regular" style:font-charset-complex="x-symbol" style:font-size-complex="32pt"/>
    </style:style>
    <style:style style:name="T22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23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F23" style:font-family-generic-asian="swiss" style:font-size-asian="32pt" style:font-style-asian="normal" style:font-weight-asian="normal" style:font-family-complex="F23" style:font-family-generic-complex="swiss" style:font-size-complex="32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F48" style:font-family-generic-asian="swiss" style:font-size-asian="32pt" style:font-style-asian="normal" style:font-weight-asian="normal" style:font-family-complex="F48" style:font-family-generic-complex="swiss" style:font-size-complex="32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CMMI10" style:font-size-asian="32pt" style:font-style-asian="normal" style:font-weight-asian="normal" style:font-family-complex="CMMI10" style:font-size-complex="3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position="-33% 58%" fo:font-family="Arial" style:font-family-generic="swiss" style:font-pitch="variable" fo:font-size="32pt" fo:font-style="normal" fo:text-shadow="none" style:text-underline-style="none" fo:font-weight="normal" style:font-family-asian="CMR7" style:font-size-asian="32pt" style:font-style-asian="normal" style:font-weight-asian="normal" style:font-family-complex="CMR7" style:font-size-complex="32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CMR7" style:font-size-asian="32pt" style:font-style-asian="normal" style:font-weight-asian="normal" style:font-family-complex="CMR7" style:font-size-complex="32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position="-33% 58%" fo:font-family="Arial" style:font-family-generic="swiss" style:font-pitch="variable" fo:font-size="32pt" fo:font-style="normal" fo:text-shadow="none" style:text-underline-style="none" fo:font-weight="normal" style:font-family-asian="CMMI7" style:font-size-asian="32pt" style:font-style-asian="normal" style:font-weight-asian="normal" style:font-family-complex="CMMI7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43cm"/>
        <style:text-properties fo:font-family="Tahoma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01cm" svg:height="3.26cm" svg:x="1.397cm" svg:y="0.96cm" presentation:class="title" presentation:user-transformed="true">
          <draw:text-box>
            <text:p text:style-name="P1"><text:span text:style-name="T1">Grafos Planares</text:span></text:p>
          </draw:text-box>
        </draw:frame>
        <draw:frame presentation:style-name="pr2" draw:text-style-name="P4" draw:layer="layout" svg:width="25.201cm" svg:height="6.089cm" svg:x="1.397cm" svg:y="4.911cm" presentation:class="outline" presentation:user-transformed="true">
          <draw:text-box>
            <text:p text:style-name="P3"><text:span text:style-name="T1">Dado um conjunto de componentes e uma lista de pares de componentes que precisam ser conetados em um circuito elétrico: Podemos fazer as conexões sem que elas se cruzem?</text:span></text:p>
          </draw:text-box>
        </draw:frame>
        <draw:g>
          <draw:custom-shape draw:style-name="gr1" draw:text-style-name="P6" draw:layer="layout" svg:width="0.9cm" svg:height="0.943cm" svg:x="2.532cm" svg:y="16.98cm">
            <text:p text:style-name="P5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6" draw:layer="layout" svg:width="0.9cm" svg:height="0.944cm" svg:x="12.235cm" svg:y="17.018cm">
            <text:p text:style-name="P5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6" draw:layer="layout" svg:width="0.899cm" svg:height="0.943cm" svg:x="7.146cm" svg:y="14.977cm">
            <text:p text:style-name="P5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6" draw:layer="layout" svg:width="0.899cm" svg:height="0.944cm" svg:x="9.591cm" svg:y="11.287cm">
            <text:p text:style-name="P5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6" draw:layer="layout" svg:width="0.903cm" svg:height="0.944cm" svg:x="4.959cm" svg:y="11.287cm">
            <text:p text:style-name="P5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7" draw:layer="layout" svg:x1="5.624cm" svg:y1="12.168cm" svg:x2="7.383cm" svg:y2="15.035cm">
            <text:p/>
          </draw:line>
          <draw:line draw:style-name="gr2" draw:text-style-name="P7" draw:layer="layout" svg:x1="7.608cm" svg:y1="15.142cm" svg:x2="9.679cm" svg:y2="11.842cm">
            <text:p/>
          </draw:line>
          <draw:line draw:style-name="gr2" draw:text-style-name="P7" draw:layer="layout" svg:x1="3.417cm" svg:y1="17.68cm" svg:x2="12.235cm" svg:y2="17.686cm">
            <text:p/>
          </draw:line>
          <draw:line draw:style-name="gr2" draw:text-style-name="P7" draw:layer="layout" svg:x1="2.975cm" svg:y1="17.125cm" svg:x2="5.439cm" svg:y2="12.061cm">
            <text:p/>
          </draw:line>
          <draw:line draw:style-name="gr2" draw:text-style-name="P7" draw:layer="layout" svg:x1="10.51cm" svg:y1="12.08cm" svg:x2="12.678cm" svg:y2="17.019cm">
            <text:p/>
          </draw:line>
          <draw:line draw:style-name="gr2" draw:text-style-name="P7" draw:layer="layout" svg:x1="5.843cm" svg:y1="12.168cm" svg:x2="12.328cm" svg:y2="17.204cm">
            <text:p/>
          </draw:line>
          <draw:line draw:style-name="gr2" draw:text-style-name="P7" draw:layer="layout" svg:x1="9.645cm" svg:y1="11.949cm" svg:x2="3.311cm" svg:y2="17.243cm">
            <text:p/>
          </draw:line>
          <draw:line draw:style-name="gr2" draw:text-style-name="P7" draw:layer="layout" svg:x1="8.045cm" svg:y1="15.697cm" svg:x2="12.142cm" svg:y2="17.349cm">
            <text:p/>
          </draw:line>
          <draw:line draw:style-name="gr2" draw:text-style-name="P7" draw:layer="layout" svg:x1="7.273cm" svg:y1="15.478cm" svg:x2="3.311cm" svg:y2="17.349cm">
            <text:p/>
          </draw:line>
        </draw:g>
        <draw:custom-shape draw:style-name="gr3" draw:text-style-name="P8" draw:layer="layout" svg:width="0.9cm" svg:height="0.944cm" svg:x="14.442cm" svg:y="15.58cm">
          <text:p text:style-name="P5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8" draw:layer="layout" svg:width="0.9cm" svg:height="0.944cm" svg:x="24.145cm" svg:y="15.619cm">
          <text:p text:style-name="P5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8" draw:layer="layout" svg:width="0.9cm" svg:height="0.944cm" svg:x="21cm" svg:y="13cm">
          <text:p text:style-name="P5"><text:span text:style-name="T2">5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8" draw:layer="layout" svg:width="0.9cm" svg:height="0.944cm" svg:x="21.501cm" svg:y="9.887cm">
          <text:p text:style-name="P5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8" draw:layer="layout" svg:width="0.905cm" svg:height="0.943cm" svg:x="20cm" svg:y="14.557cm">
          <text:p text:style-name="P5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15.328cm" svg:y1="16.28cm" svg:x2="24.146cm" svg:y2="16.286cm">
          <text:p/>
        </draw:line>
        <draw:line draw:style-name="gr2" draw:text-style-name="P7" draw:layer="layout" svg:x1="15.5cm" svg:y1="16cm" svg:x2="20cm" svg:y2="15cm">
          <text:p/>
        </draw:line>
        <draw:line draw:style-name="gr2" draw:text-style-name="P7" draw:layer="layout" svg:x1="22.42cm" svg:y1="10.68cm" svg:x2="24.587cm" svg:y2="15.619cm">
          <text:p/>
        </draw:line>
        <draw:line draw:style-name="gr2" draw:text-style-name="P7" draw:layer="layout" svg:x1="21cm" svg:y1="15cm" svg:x2="24cm" svg:y2="16cm">
          <text:p/>
        </draw:line>
        <draw:line draw:style-name="gr2" draw:text-style-name="P7" draw:layer="layout" svg:x1="21.554cm" svg:y1="10.549cm" svg:x2="15.22cm" svg:y2="15.843cm">
          <text:p/>
        </draw:line>
        <draw:line draw:style-name="gr8" draw:text-style-name="P7" draw:layer="layout" svg:x1="15cm" svg:y1="16cm" svg:x2="21cm" svg:y2="13.5cm">
          <text:p/>
        </draw:line>
        <draw:line draw:style-name="gr8" draw:text-style-name="P7" draw:layer="layout" svg:x1="24.5cm" svg:y1="16cm" svg:x2="22cm" svg:y2="13.5cm">
          <text:p/>
        </draw:line>
        <draw:line draw:style-name="gr8" draw:text-style-name="P7" draw:layer="layout" svg:x1="21cm" svg:y1="14cm" svg:x2="20.5cm" svg:y2="14.5cm">
          <text:p/>
        </draw:line>
        <presentation:notes draw:style-name="dp2">
          <draw:custom-shape draw:style-name="gr9" draw:text-style-name="P6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0">
        <office:forms form:automatic-focus="false" form:apply-design-mode="false"/>
        <draw:frame presentation:style-name="pr4" draw:text-style-name="P10" draw:layer="layout" svg:width="19.833cm" svg:height="2.34cm" svg:x="4.432cm" svg:y="0.65cm" presentation:class="title" presentation:user-transformed="true">
          <draw:text-box>
            <text:p text:style-name="P1"><text:span text:style-name="T1">Grafos Planares</text:span></text:p>
          </draw:text-box>
        </draw:frame>
        <draw:frame presentation:style-name="pr5" draw:text-style-name="P13" draw:layer="layout" svg:width="22.634cm" svg:height="3.501cm" svg:x="2.566cm" svg:y="4.432cm" presentation:class="outline" presentation:user-transformed="true">
          <draw:text-box>
            <text:p text:style-name="P11"><text:span text:style-name="T3">Grafos planares:</text:span></text:p>
            <text:p text:style-name="P12"><text:span text:style-name="T4"><text:tab/></text:span><text:span text:style-name="T4">Um grafo é planar se ele pode ser representado no plano de modo tal que não haja interseção entre suas arestas.</text:span></text:p>
          </draw:text-box>
        </draw:frame>
        <draw:custom-shape draw:style-name="gr10" draw:text-style-name="P15" draw:layer="layout" svg:width="2.334cm" svg:height="1.108cm" svg:x="4.666cm" svg:y="8.4cm">
          <text:p text:style-name="P14"><text:span text:style-name="T5">K</text:span><text:span text:style-name="T6">3 </text:span><text:span text:style-name="T5">?</text:span></text:p>
          <draw:enhanced-geometry svg:viewBox="0 0 21600 21600" draw:type="mso-spt202" draw:enhanced-path="M 0 0 L 21600 0 21600 21600 0 21600 0 0 Z N"/>
        </draw:custom-shape>
        <draw:g>
          <draw:custom-shape draw:style-name="gr11" draw:text-style-name="P6" draw:layer="layout" svg:width="0.564cm" svg:height="0.588cm" svg:x="18.418cm" svg:y="17.97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65cm" svg:height="0.593cm" svg:x="18.403cm" svg:y="16.2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65cm" svg:height="0.588cm" svg:x="18.403cm" svg:y="14.5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64cm" svg:height="0.593cm" svg:x="21.369cm" svg:y="18.77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64cm" svg:height="0.593cm" svg:x="21.359cm" svg:y="17.1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64cm" svg:height="0.593cm" svg:x="21.359cm" svg:y="15.3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7" draw:layer="layout" svg:x1="18.958cm" svg:y1="14.962cm" svg:x2="18.962cm" svg:y2="14.968cm">
            <text:p/>
          </draw:line>
          <draw:line draw:style-name="gr2" draw:text-style-name="P7" draw:layer="layout" svg:x1="18.958cm" svg:y1="14.962cm" svg:x2="21.379cm" svg:y2="15.535cm">
            <text:p/>
          </draw:line>
          <draw:line draw:style-name="gr2" draw:text-style-name="P7" draw:layer="layout" svg:x1="18.958cm" svg:y1="15.079cm" svg:x2="21.379cm" svg:y2="17.189cm">
            <text:p/>
          </draw:line>
          <draw:line draw:style-name="gr2" draw:text-style-name="P7" draw:layer="layout" svg:x1="18.889cm" svg:y1="15.152cm" svg:x2="21.495cm" svg:y2="18.789cm">
            <text:p/>
          </draw:line>
          <draw:line draw:style-name="gr2" draw:text-style-name="P7" draw:layer="layout" svg:x1="18.958cm" svg:y1="16.6cm" svg:x2="21.379cm" svg:y2="15.623cm">
            <text:p/>
          </draw:line>
          <draw:line draw:style-name="gr2" draw:text-style-name="P7" draw:layer="layout" svg:x1="18.958cm" svg:y1="16.688cm" svg:x2="21.379cm" svg:y2="17.451cm">
            <text:p/>
          </draw:line>
          <draw:line draw:style-name="gr2" draw:text-style-name="P7" draw:layer="layout" svg:x1="18.924cm" svg:y1="16.795cm" svg:x2="21.34cm" svg:y2="18.899cm">
            <text:p/>
          </draw:line>
          <draw:line draw:style-name="gr2" draw:text-style-name="P7" draw:layer="layout" svg:x1="21.486cm" svg:y1="15.92cm" svg:x2="18.851cm" svg:y2="18.214cm">
            <text:p/>
          </draw:line>
          <draw:line draw:style-name="gr2" draw:text-style-name="P7" draw:layer="layout" svg:x1="21.519cm" svg:y1="17.572cm" svg:x2="18.889cm" svg:y2="18.335cm">
            <text:p/>
          </draw:line>
          <draw:line draw:style-name="gr2" draw:text-style-name="P7" draw:layer="layout" svg:x1="21.486cm" svg:y1="19.089cm" svg:x2="18.851cm" svg:y2="18.302cm">
            <text:p/>
          </draw:line>
        </draw:g>
        <draw:custom-shape draw:style-name="gr12" draw:text-style-name="P15" draw:layer="layout" svg:width="2.334cm" svg:height="1.108cm" svg:x="4.666cm" svg:y="13.344cm">
          <text:p text:style-name="P14"><text:span text:style-name="T5">K</text:span><text:span text:style-name="T6">5</text:span><text:span text:style-name="T7"> </text:span><text:span text:style-name="T5">?</text:span></text:p>
          <draw:enhanced-geometry svg:viewBox="0 0 21600 21600" draw:type="mso-spt202" draw:enhanced-path="M 0 0 L 21600 0 21600 21600 0 21600 0 0 Z N"/>
        </draw:custom-shape>
        <draw:g>
          <draw:custom-shape draw:style-name="gr11" draw:text-style-name="P6" draw:layer="layout" svg:width="0.559cm" svg:height="0.593cm" draw:transform="rotate (2.94960643586986) translate (11.05cm 12.78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65cm" svg:height="0.593cm" draw:transform="rotate (2.94960643586986) translate (9.286cm 10.38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6cm" svg:height="0.593cm" draw:transform="rotate (0.19198621771934) translate (6.763cm 12.11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7" draw:layer="layout" svg:x1="8.958cm" svg:y1="10.183cm" svg:x2="7.252cm" svg:y2="11.978cm">
            <text:p/>
          </draw:line>
          <draw:line draw:style-name="gr2" draw:text-style-name="P7" draw:layer="layout" svg:x1="7.506cm" svg:y1="12.376cm" svg:x2="10.393cm" svg:y2="12.41cm">
            <text:p/>
          </draw:line>
          <draw:line draw:style-name="gr2" draw:text-style-name="P7" draw:layer="layout" svg:x1="9.289cm" svg:y1="10.217cm" svg:x2="10.455cm" svg:y2="12.099cm">
            <text:p/>
          </draw:line>
        </draw:g>
        <draw:g>
          <draw:custom-shape draw:style-name="gr11" draw:text-style-name="P6" draw:layer="layout" svg:width="0.588cm" svg:height="0.618cm" svg:x="7.073cm" svg:y="18.7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87cm" svg:height="0.618cm" svg:x="9.217cm" svg:y="18.7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93cm" svg:height="0.618cm" svg:x="6.066cm" svg:y="16.70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87cm" svg:height="0.618cm" svg:x="10.238cm" svg:y="16.70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89cm" svg:height="0.618cm" svg:x="8.239cm" svg:y="15.1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7" draw:layer="layout" svg:x1="6.49cm" svg:y1="17.32cm" svg:x2="7.273cm" svg:y2="18.72cm">
            <text:p/>
          </draw:line>
          <draw:line draw:style-name="gr2" draw:text-style-name="P7" draw:layer="layout" svg:x1="9.683cm" svg:y1="18.986cm" svg:x2="10.466cm" svg:y2="17.174cm">
            <text:p/>
          </draw:line>
          <draw:line draw:style-name="gr2" draw:text-style-name="P7" draw:layer="layout" svg:x1="7.661cm" svg:y1="19.123cm" svg:x2="9.221cm" svg:y2="19.127cm">
            <text:p/>
          </draw:line>
          <draw:line draw:style-name="gr2" draw:text-style-name="P7" draw:layer="layout" svg:x1="6.684cm" svg:y1="16.921cm" svg:x2="10.194cm" svg:y2="16.927cm">
            <text:p/>
          </draw:line>
          <draw:line draw:style-name="gr2" draw:text-style-name="P7" draw:layer="layout" svg:x1="6.49cm" svg:y1="16.822cm" svg:x2="8.245cm" svg:y2="15.408cm">
            <text:p/>
          </draw:line>
          <draw:line draw:style-name="gr2" draw:text-style-name="P7" draw:layer="layout" svg:x1="8.828cm" svg:y1="15.516cm" svg:x2="10.389cm" svg:y2="16.716cm">
            <text:p/>
          </draw:line>
          <draw:line draw:style-name="gr2" draw:text-style-name="P7" draw:layer="layout" svg:x1="8.634cm" svg:y1="15.72cm" svg:x2="9.417cm" svg:y2="18.724cm">
            <text:p/>
          </draw:line>
          <draw:line draw:style-name="gr2" draw:text-style-name="P7" draw:layer="layout" svg:x1="8.546cm" svg:y1="15.72cm" svg:x2="7.355cm" svg:y2="18.724cm">
            <text:p/>
          </draw:line>
          <draw:line draw:style-name="gr2" draw:text-style-name="P7" draw:layer="layout" svg:x1="6.684cm" svg:y1="17.12cm" svg:x2="9.217cm" svg:y2="18.923cm">
            <text:p/>
          </draw:line>
          <draw:line draw:style-name="gr2" draw:text-style-name="P7" draw:layer="layout" svg:x1="10.193cm" svg:y1="17.12cm" svg:x2="10.199cm" svg:y2="17.124cm">
            <text:p/>
          </draw:line>
          <draw:line draw:style-name="gr2" draw:text-style-name="P7" draw:layer="layout" svg:x1="10.3cm" svg:y1="17.12cm" svg:x2="7.549cm" svg:y2="18.923cm">
            <text:p/>
          </draw:line>
        </draw:g>
        <draw:custom-shape draw:style-name="gr13" draw:text-style-name="P15" draw:layer="layout" svg:width="2.334cm" svg:height="1.108cm" svg:x="15.166cm" svg:y="8.4cm">
          <text:p text:style-name="P14"><text:span text:style-name="T5">K</text:span><text:span text:style-name="T6">4 </text:span><text:span text:style-name="T5">?</text:span></text:p>
          <draw:enhanced-geometry svg:viewBox="0 0 21600 21600" draw:type="mso-spt202" draw:enhanced-path="M 0 0 L 21600 0 21600 21600 0 21600 0 0 Z N"/>
        </draw:custom-shape>
        <draw:custom-shape draw:style-name="gr14" draw:text-style-name="P15" draw:layer="layout" svg:width="2.334cm" svg:height="1.108cm" svg:x="15.166cm" svg:y="13.344cm">
          <text:p text:style-name="P14"><text:span text:style-name="T5">K</text:span><text:span text:style-name="T6">3,3 </text:span><text:span text:style-name="T5">?</text:span></text:p>
          <draw:enhanced-geometry svg:viewBox="0 0 21600 21600" draw:type="mso-spt202" draw:enhanced-path="M 0 0 L 21600 0 21600 21600 0 21600 0 0 Z N"/>
        </draw:custom-shape>
        <draw:g>
          <draw:line draw:style-name="gr2" draw:text-style-name="P7" draw:layer="layout" svg:x1="18.058cm" svg:y1="11.928cm" svg:x2="20.596cm" svg:y2="11.934cm">
            <text:p/>
          </draw:line>
          <draw:custom-shape draw:style-name="gr11" draw:text-style-name="P6" draw:layer="layout" svg:width="0.55cm" svg:height="0.56cm" svg:x="17.514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49cm" svg:height="0.56cm" svg:x="20.596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49cm" svg:height="0.559cm" svg:x="17.499cm" svg:y="9.3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49cm" svg:height="0.559cm" svg:x="20.489cm" svg:y="9.3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7" draw:layer="layout" svg:x1="18.058cm" svg:y1="9.644cm" svg:x2="20.41cm" svg:y2="9.648cm">
            <text:p/>
          </draw:line>
          <draw:line draw:style-name="gr2" draw:text-style-name="P7" draw:layer="layout" svg:x1="17.772cm" svg:y1="9.931cm" svg:x2="17.776cm" svg:y2="11.559cm">
            <text:p/>
          </draw:line>
          <draw:line draw:style-name="gr2" draw:text-style-name="P7" draw:layer="layout" svg:x1="20.81cm" svg:y1="9.931cm" svg:x2="20.814cm" svg:y2="11.559cm">
            <text:p/>
          </draw:line>
          <draw:line draw:style-name="gr2" draw:text-style-name="P7" draw:layer="layout" svg:x1="17.951cm" svg:y1="9.785cm" svg:x2="20.668cm" svg:y2="11.778cm">
            <text:p/>
          </draw:line>
          <draw:line draw:style-name="gr2" draw:text-style-name="P7" draw:layer="layout" svg:x1="18.02cm" svg:y1="11.777cm" svg:x2="20.558cm" svg:y2="9.754cm">
            <text:p/>
          </draw:line>
        </draw:g>
        <draw:g>
          <draw:line draw:style-name="gr2" draw:text-style-name="P7" draw:layer="layout" svg:x1="22.817cm" svg:y1="11.928cm" svg:x2="25.35cm" svg:y2="11.934cm">
            <text:p/>
          </draw:line>
          <draw:custom-shape draw:style-name="gr11" draw:text-style-name="P6" draw:layer="layout" svg:width="0.55cm" svg:height="0.56cm" svg:x="22.273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49cm" svg:height="0.56cm" svg:x="25.35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49cm" svg:height="0.559cm" svg:x="22.258cm" svg:y="9.3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6" draw:layer="layout" svg:width="0.544cm" svg:height="0.559cm" svg:x="25.248cm" svg:y="9.3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7" draw:layer="layout" svg:x1="22.817cm" svg:y1="9.644cm" svg:x2="25.171cm" svg:y2="9.648cm">
            <text:p/>
          </draw:line>
          <draw:line draw:style-name="gr2" draw:text-style-name="P7" draw:layer="layout" svg:x1="22.531cm" svg:y1="9.931cm" svg:x2="22.535cm" svg:y2="11.559cm">
            <text:p/>
          </draw:line>
          <draw:line draw:style-name="gr2" draw:text-style-name="P7" draw:layer="layout" svg:x1="25.569cm" svg:y1="9.931cm" svg:x2="25.575cm" svg:y2="11.559cm">
            <text:p/>
          </draw:line>
          <draw:line draw:style-name="gr2" draw:text-style-name="P7" draw:layer="layout" svg:x1="22.779cm" svg:y1="11.777cm" svg:x2="25.317cm" svg:y2="9.754cm">
            <text:p/>
          </draw:line>
        </draw:g>
        <draw:custom-shape draw:style-name="gr15" draw:text-style-name="P6" draw:layer="layout" svg:width="3.484cm" svg:height="2.942cm" svg:x="22.823cm" svg:y="8.724cm">
          <text:p/>
          <draw:enhanced-geometry svg:viewBox="0 0 717 605" draw:type="non-primitive" draw:enhanced-path="M 0 151 C 48 128 185 24 288 12 391 0 549 23 620 81 691 139 715 274 716 361 717 448 647 554 629 605 N"/>
        </draw:custom-shape>
        <draw:custom-shape draw:style-name="gr16" draw:text-style-name="P15" xml:id="id1" draw:id="id1" draw:layer="layout" svg:width="3.734cm" svg:height="1.108cm" svg:x="7.466cm" svg:y="8.4cm">
          <text:p text:style-name="P14"><text:span text:style-name="T5">PLANAR</text:span></text:p>
          <draw:enhanced-geometry svg:viewBox="0 0 21600 21600" draw:type="mso-spt202" draw:enhanced-path="M 0 0 L 21600 0 21600 21600 0 21600 0 0 Z N"/>
        </draw:custom-shape>
        <draw:custom-shape draw:style-name="gr17" draw:text-style-name="P15" xml:id="id3" draw:id="id3" draw:layer="layout" svg:width="2.334cm" svg:height="1.108cm" svg:x="7.466cm" svg:y="13.344cm">
          <text:p text:style-name="P14"><text:span text:style-name="T5">NÃO</text:span></text:p>
          <draw:enhanced-geometry svg:viewBox="0 0 21600 21600" draw:type="mso-spt202" draw:enhanced-path="M 0 0 L 21600 0 21600 21600 0 21600 0 0 Z N"/>
        </draw:custom-shape>
        <draw:custom-shape draw:style-name="gr18" draw:text-style-name="P15" xml:id="id2" draw:id="id2" draw:layer="layout" svg:width="3.733cm" svg:height="1.108cm" svg:x="18.433cm" svg:y="8.4cm">
          <text:p text:style-name="P14"><text:span text:style-name="T5">PLANAR</text:span></text:p>
          <draw:enhanced-geometry svg:viewBox="0 0 21600 21600" draw:type="mso-spt202" draw:enhanced-path="M 0 0 L 21600 0 21600 21600 0 21600 0 0 Z N"/>
        </draw:custom-shape>
        <draw:custom-shape draw:style-name="gr19" draw:text-style-name="P15" xml:id="id4" draw:id="id4" draw:layer="layout" svg:width="2.333cm" svg:height="1.108cm" svg:x="19.133cm" svg:y="13.344cm">
          <text:p text:style-name="P14"><text:span text:style-name="T5">NÃO</text:span></text:p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11.534cm" svg:height="0.858cm" svg:x="2.866cm" svg:y="19.544cm">
          <text:p text:style-name="P14"><text:span text:style-name="T8">Grafo não planar com menor número de vértices</text:span></text:p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11.534cm" svg:height="0.858cm" svg:x="15.266cm" svg:y="19.545cm">
          <text:p text:style-name="P14"><text:span text:style-name="T8">Grafo não planar com menor número de aresta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custom-shape draw:style-name="gr9" draw:text-style-name="P6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7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1">
        <office:forms form:automatic-focus="false" form:apply-design-mode="false"/>
        <draw:frame presentation:style-name="pr7" draw:text-style-name="P9" draw:layer="layout" svg:width="25.188cm" svg:height="3.494cm" svg:x="1.398cm" svg:y="0.838cm" presentation:class="title">
          <draw:text-box>
            <text:p text:style-name="P1"><text:span text:style-name="T1">Grafos Planares</text:span></text:p>
          </draw:text-box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O que K<text:span text:style-name="T9">5</text:span> e K<text:span text:style-name="T10">3,3</text:span> tem em comum:</text:p>
            <text:p text:style-name="P19"><text:span text:style-name="T11">São regulares</text:span></text:p>
            <text:p text:style-name="P19"><text:span text:style-name="T11">A remoção de qualquer vértice ou aresta torna eles planares.</text:span></text:p>
            <text:p text:style-name="P18">Teorema: Se um grafo é planar sua representação planar pode ser feita usando apenas linhas retas.</text:p>
          </draw:text-box>
        </draw:frame>
        <presentation:notes draw:style-name="dp4">
          <draw:page-thumbnail draw:style-name="gr22" draw:layer="layout" svg:width="14.834cm" svg:height="11.127cm" svg:x="3.074cm" svg:y="2.258cm" draw:page-number="3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11" draw:text-style-name="P18" draw:layer="layout" svg:width="25.188cm" svg:height="5.609cm" svg:x="1.398cm" svg:y="4.911cm" presentation:class="outline" presentation:user-transformed="true">
          <draw:text-box>
            <text:p text:style-name="P18">Dado um grafo planar G definimos como uma face de G qualquer região limitada por arestas de G.</text:p>
            <text:p text:style-name="P19"><text:span text:style-name="T11">Face infinita: é limitada pelas arestas exteriores de G.</text:span></text:p>
          </draw:text-box>
        </draw:frame>
        <draw:custom-shape draw:style-name="gr23" draw:text-style-name="P8" draw:layer="layout" svg:width="0.9cm" svg:height="0.944cm" svg:x="6.743cm" svg:y="15.581cm">
          <text:p text:style-name="P5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8" draw:layer="layout" svg:width="0.9cm" svg:height="0.944cm" svg:x="16.446cm" svg:y="15.62cm">
          <text:p text:style-name="P5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8" draw:layer="layout" svg:width="0.9cm" svg:height="0.944cm" svg:x="11.595cm" svg:y="19.591cm">
          <text:p text:style-name="P5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8" draw:layer="layout" svg:width="0.9cm" svg:height="0.944cm" svg:x="13.802cm" svg:y="9.888cm">
          <text:p text:style-name="P5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7" draw:text-style-name="P8" draw:layer="layout" svg:width="0.905cm" svg:height="0.943cm" svg:x="10.933cm" svg:y="17.166cm">
          <text:p text:style-name="P5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7.629cm" svg:y1="16.281cm" svg:x2="16.447cm" svg:y2="16.287cm">
          <text:p/>
        </draw:line>
        <draw:line draw:style-name="gr2" draw:text-style-name="P7" draw:layer="layout" svg:x1="7.624cm" svg:y1="16.281cm" svg:x2="10.934cm" svg:y2="17.384cm">
          <text:p/>
        </draw:line>
        <draw:line draw:style-name="gr2" draw:text-style-name="P7" draw:layer="layout" svg:x1="14.721cm" svg:y1="10.681cm" svg:x2="16.888cm" svg:y2="15.62cm">
          <text:p/>
        </draw:line>
        <draw:line draw:style-name="gr2" draw:text-style-name="P7" draw:layer="layout" svg:x1="11.815cm" svg:y1="17.492cm" svg:x2="16.666cm" svg:y2="16.398cm">
          <text:p/>
        </draw:line>
        <draw:line draw:style-name="gr2" draw:text-style-name="P7" draw:layer="layout" svg:x1="13.855cm" svg:y1="10.55cm" svg:x2="7.521cm" svg:y2="15.844cm">
          <text:p/>
        </draw:line>
        <draw:line draw:style-name="gr8" draw:text-style-name="P7" draw:layer="layout" svg:x1="7.623cm" svg:y1="16.505cm" svg:x2="11.595cm" svg:y2="19.592cm">
          <text:p/>
        </draw:line>
        <draw:line draw:style-name="gr8" draw:text-style-name="P7" draw:layer="layout" svg:x1="16.773cm" svg:y1="16.505cm" svg:x2="12.368cm" svg:y2="19.811cm">
          <text:p/>
        </draw:line>
        <draw:line draw:style-name="gr8" draw:text-style-name="P7" draw:layer="layout" svg:x1="11.595cm" svg:y1="18.046cm" svg:x2="12.033cm" svg:y2="19.592cm">
          <text:p/>
        </draw:line>
        <draw:custom-shape draw:style-name="gr28" draw:text-style-name="P15" draw:layer="layout" svg:width="2.334cm" svg:height="1.341cm" svg:x="7.466cm" svg:y="13.344cm">
          <text:p text:style-name="P14"><text:span text:style-name="T5">F</text:span><text:span text:style-name="T12">1</text:span></text:p>
          <draw:enhanced-geometry svg:viewBox="0 0 21600 21600" draw:type="mso-spt202" draw:enhanced-path="M 0 0 L 21600 0 21600 21600 0 21600 0 0 Z N"/>
        </draw:custom-shape>
        <draw:custom-shape draw:style-name="gr29" draw:text-style-name="P15" draw:layer="layout" svg:width="2.334cm" svg:height="1.341cm" svg:x="13.466cm" svg:y="17.044cm">
          <text:p text:style-name="P14"><text:span text:style-name="T5">F</text:span><text:span text:style-name="T12">5</text:span></text:p>
          <draw:enhanced-geometry svg:viewBox="0 0 21600 21600" draw:type="mso-spt202" draw:enhanced-path="M 0 0 L 21600 0 21600 21600 0 21600 0 0 Z N"/>
        </draw:custom-shape>
        <draw:custom-shape draw:style-name="gr30" draw:text-style-name="P15" draw:layer="layout" svg:width="2.334cm" svg:height="1.341cm" svg:x="11.666cm" svg:y="16.144cm">
          <text:p text:style-name="P14"><text:span text:style-name="T5">F</text:span><text:span text:style-name="T12">3</text:span></text:p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.334cm" svg:height="1.341cm" svg:x="9.466cm" svg:y="17.144cm">
          <text:p text:style-name="P14"><text:span text:style-name="T5">F</text:span><text:span text:style-name="T12">4</text:span></text:p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2.334cm" svg:height="1.341cm" svg:x="11.666cm" svg:y="13.344cm">
          <text:p text:style-name="P14"><text:span text:style-name="T5">F</text:span><text:span text:style-name="T12">2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2" draw:layer="layout" svg:width="14.834cm" svg:height="11.127cm" svg:x="3.074cm" svg:y="2.258cm" draw:page-number="4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Fórmula de Euler para grafos planares conexos: n – m + f = 2.</text:p>
            <text:p text:style-name="P19"><text:span text:style-name="T11">f é o número de faces do grafo.</text:span></text:p>
            <text:p text:style-name="P18"/>
            <text:p text:style-name="P18">O número de faces independe do desenho do grafo.</text:p>
          </draw:text-box>
        </draw:frame>
        <presentation:notes draw:style-name="dp4">
          <draw:page-thumbnail draw:style-name="gr22" draw:layer="layout" svg:width="14.834cm" svg:height="11.127cm" svg:x="3.074cm" svg:y="2.258cm" draw:page-number="5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frame presentation:style-name="pr12" draw:text-style-name="P18" draw:layer="layout" svg:width="25.188cm" svg:height="19.089cm" svg:x="1.398cm" svg:y="0.411cm" presentation:class="outline" presentation:user-transformed="true">
          <draw:text-box>
            <text:p text:style-name="P18"><text:span text:style-name="T13">Dem: Por indução no número de arestas.</text:span></text:p>
            <text:p xml:id="id5" text:id="id5" text:style-name="P18"><text:span text:style-name="T13">A fórmula é trivial para árvores:</text:span></text:p>
            <text:p xml:id="id6" text:id="id6" text:style-name="P18"><text:span text:style-name="T13">n – m + f = n – (n-1) + 1 = 2</text:span></text:p>
            <text:p xml:id="id7" text:id="id7" text:style-name="P18"><text:span text:style-name="T13">Suponho que a fórmula é válida para grafos conexos planares com k arestas.</text:span></text:p>
            <text:p xml:id="id8" text:id="id8" text:style-name="P18"><text:span text:style-name="T13">Considero um grafo planar e conexo com k+1&gt;n-1 arestas. Existe pelo menos uma aresta que pode ser eliminada sem desconetar o grafo (que faz parte de um ciclo).</text:span></text:p>
            <text:p xml:id="id9" text:id="id9" text:style-name="P18"><text:span text:style-name="T13">Tirando essa aresta e aplicando a hipótese indutiva temos que n – k + f</text:span><text:span text:style-name="T9">k</text:span><text:span text:style-name="T13"> = 2.</text:span></text:p>
            <text:p xml:id="id10" text:id="id10" text:style-name="P18"><text:span text:style-name="T13">Se introduzimos novamente a aresta tirada temos que f</text:span><text:span text:style-name="T9">k+1</text:span><text:span text:style-name="T13"> = f</text:span><text:span text:style-name="T9">k</text:span><text:span text:style-name="T13">+1 pelo que:</text:span></text:p>
            <text:p xml:id="id11" text:id="id11" text:style-name="P18"><text:span text:style-name="T13">n-(k+1) + f</text:span><text:span text:style-name="T9">k+1</text:span><text:span text:style-name="T13"> = n-k-1+f</text:span><text:span text:style-name="T9">k</text:span><text:span text:style-name="T13">+1 = n-k-f</text:span><text:span text:style-name="T9">k</text:span><text:span text:style-name="T13"> = 2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2" draw:layer="layout" svg:width="14.834cm" svg:height="11.127cm" svg:x="3.074cm" svg:y="2.258cm" draw:page-number="6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Corolário: Se G é planar e m &gt; 1 então:</text:p>
            <text:p text:style-name="P18">m <text:span text:style-name="T14"></text:span><text:span text:style-name="T15"> 3n – 6</text:span></text:p>
            <text:p text:style-name="P18"><text:span text:style-name="T15"/></text:p>
            <text:p xml:id="id12" text:id="id12" text:style-name="P18"><text:span text:style-name="T15">Dem: </text:span><text:span text:style-name="T16">Defina o grau de uma face como o número de arestas nos seus </text:span><text:span text:style-name="T17">limites. Se uma aresta aparece duas vezes, então conte duas vezes.</text:span></text:p>
            <text:p xml:id="id13" text:id="id13" text:style-name="P18"><text:span text:style-name="T17">Nenhuma face pode ter grau menor que 3 (m&gt;1).</text:span></text:p>
            <text:p xml:id="id14" text:id="id14" text:style-name="P18"><text:span text:style-name="T17">A soma dos graus de todas as faces é 2m.</text:span></text:p>
            <text:p xml:id="id15" text:id="id15" text:style-name="P18"><text:span text:style-name="T17">Então 2m </text:span><text:span text:style-name="T18"></text:span><text:span text:style-name="T19"> 3f, ou seja f </text:span><text:span text:style-name="T18"> </text:span><text:span text:style-name="T19">(2/3)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2" draw:layer="layout" svg:width="14.834cm" svg:height="11.127cm" svg:x="3.074cm" svg:y="2.258cm" draw:page-number="7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Substituindo na fórmula de Euler:</text:p>
            <text:p text:style-name="P18">n – m + f = 2</text:p>
            <text:p text:style-name="P18">f = 2 + m – n</text:p>
            <text:p text:style-name="P18">(2/3)m <text:span text:style-name="T18"></text:span> 2 + m – n</text:p>
            <text:p text:style-name="P18">(1/3)m <text:span text:style-name="T14"></text:span> n – 2</text:p>
            <text:p text:style-name="P18">m <text:span text:style-name="T14"></text:span> 3n – 6</text:p>
            <text:p text:style-name="P18"/>
            <text:p text:style-name="P18">A volta não vale. (aplicar a fórmula para K<text:span text:style-name="T9">3,3</text:span>)</text:p>
          </draw:text-box>
        </draw:frame>
        <presentation:notes draw:style-name="dp4">
          <draw:page-thumbnail draw:style-name="gr22" draw:layer="layout" svg:width="14.834cm" svg:height="11.127cm" svg:x="3.074cm" svg:y="2.258cm" draw:page-number="8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Substituindo na fórmula de Euler:</text:p>
            <text:p text:style-name="P18">n – m + f = 2</text:p>
            <text:p text:style-name="P18">f = 2 + m – n</text:p>
            <text:p text:style-name="P18">(2/3)m <text:span text:style-name="T18"></text:span> 2 + m – n</text:p>
            <text:p text:style-name="P18">(1/3)m <text:span text:style-name="T14"></text:span> n – 2</text:p>
            <text:p text:style-name="P18">m <text:span text:style-name="T14"></text:span> 3n – 6</text:p>
            <text:p text:style-name="P18"/>
            <text:p text:style-name="P18">A volta não vale. (aplicar a fórmula para K<text:span text:style-name="T9">3,3</text:span>)</text:p>
          </draw:text-box>
        </draw:frame>
        <presentation:notes draw:style-name="dp4">
          <office:forms form:automatic-focus="false" form:apply-design-mode="false"/>
          <draw:page-thumbnail draw:style-name="gr22" draw:layer="layout" svg:width="14.834cm" svg:height="11.127cm" svg:x="3.074cm" svg:y="2.258cm" draw:page-number="9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4.219cm" svg:x="1.398cm" svg:y="4.911cm" presentation:class="outline" presentation:user-transformed="true">
          <draw:text-box>
            <text:p text:style-name="P18">Corolário: Se G é planar o grau mínimo em G é menor ou igual a 5.</text:p>
            <text:p text:style-name="P18"><text:span text:style-name="T15"/></text:p>
            <text:p xml:id="id16" text:id="id16" text:style-name="P18"><text:span text:style-name="T15">Dem: </text:span><text:span text:style-name="T17">Por contradição assuma que todos os vértices tem grau 6 ou maior.</text:span></text:p>
            <text:p xml:id="id17" text:id="id17" text:style-name="P18"><text:span text:style-name="T17">Então a soma dos graus dos vértices é maior ou igual a 6n.</text:span></text:p>
            <text:p xml:id="id18" text:id="id18" text:style-name="P18"><text:span text:style-name="T17">O número de arestas é igual a metade da soma dos graus de todos os vértices.</text:span></text:p>
            <text:p xml:id="id19" text:id="id19" text:style-name="P18"><text:span text:style-name="T17">Então m </text:span><text:span text:style-name="T20"></text:span><text:span text:style-name="T21"> 6n/2 = 3n. Contradição pois se G é planar m </text:span><text:span text:style-name="T20"></text:span><text:span text:style-name="T21"> 3n - 6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2" draw:layer="layout" svg:width="14.834cm" svg:height="11.127cm" svg:x="3.074cm" svg:y="2.258cm" draw:page-number="10" presentation:class="page"/>
          <draw:frame presentation:style-name="pr9" draw:text-style-name="P20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Redução Elementar: Contrair todos os vértices de grau 2 (apagar o vértice inserindo uma aresta entre os dois vértices adjacentes a ele).</text:p>
            <text:p text:style-name="P18">Observe que a redução elementar não afeta a planaridade do grafo.</text:p>
            <text:p text:style-name="P18">Se depois da redução o grafo é uma única aresta ou é isomorfo a K<text:span text:style-name="T10">4</text:span> então o grafo original é planar.</text:p>
            <text:p text:style-name="P18">Senão, o grafo fica com n <text:span text:style-name="T18"></text:span> 5 e m <text:span text:style-name="T18"> </text:span>7</text:p>
          </draw:text-box>
        </draw:frame>
        <presentation:notes draw:style-name="dp4">
          <draw:page-thumbnail draw:style-name="gr22" draw:layer="layout" svg:width="14.834cm" svg:height="11.127cm" svg:x="3.074cm" svg:y="2.258cm" draw:page-number="11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D<text:span text:style-name="T22">ois grafos G e G' são homeomorfos se a redução elementar de G é isomorfa a redução elementar de G'.</text:span></text:p>
            <text:p text:style-name="P18"><text:span text:style-name="T22"/></text:p>
            <text:p text:style-name="P21"><text:span text:style-name="T23">Teorema de Kuratowski, 1930:</text:span></text:p>
            <text:p text:style-name="P21"><text:span text:style-name="T23">Um grafo é planar se e somente se nenhum subgrafo dele for </text:span><text:span text:style-name="T24">homeomorfo a </text:span><text:span text:style-name="T25">K</text:span><text:span text:style-name="T26">5</text:span><text:span text:style-name="T27"> </text:span><text:span text:style-name="T24">ou a </text:span><text:span text:style-name="T25">K</text:span><text:span text:style-name="T26">3</text:span><text:span text:style-name="T28">,</text:span><text:span text:style-name="T26">3</text:span><text:span text:style-name="T24">.</text:span></text:p>
          </draw:text-box>
        </draw:frame>
        <presentation:notes draw:style-name="dp4">
          <draw:page-thumbnail draw:style-name="gr22" draw:layer="layout" svg:width="14.834cm" svg:height="11.127cm" svg:x="3.074cm" svg:y="2.258cm" draw:page-number="12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>
          <draw:text-box>
            <text:p text:style-name="P9">É planar?</text:p>
          </draw:text-box>
        </draw:frame>
        <draw:custom-shape draw:style-name="gr33" draw:text-style-name="P8" draw:layer="layout" svg:width="0.9cm" svg:height="0.944cm" svg:x="5.543cm" svg:y="11.681cm">
          <text:p text:style-name="P5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4" draw:text-style-name="P8" draw:layer="layout" svg:width="0.9cm" svg:height="0.944cm" svg:x="15.246cm" svg:y="11.72cm">
          <text:p text:style-name="P5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8" draw:layer="layout" svg:width="0.9cm" svg:height="0.944cm" svg:x="10.395cm" svg:y="15.691cm">
          <text:p text:style-name="P5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6" draw:text-style-name="P8" draw:layer="layout" svg:width="0.9cm" svg:height="0.944cm" svg:x="12.602cm" svg:y="5.988cm">
          <text:p text:style-name="P5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7" draw:text-style-name="P8" draw:layer="layout" svg:width="0.905cm" svg:height="0.943cm" svg:x="9.733cm" svg:y="13.266cm">
          <text:p text:style-name="P5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6.429cm" svg:y1="12.381cm" svg:x2="15.247cm" svg:y2="12.387cm">
          <text:p/>
        </draw:line>
        <draw:line draw:style-name="gr2" draw:text-style-name="P7" draw:layer="layout" svg:x1="6.424cm" svg:y1="12.381cm" svg:x2="9.734cm" svg:y2="13.484cm">
          <text:p/>
        </draw:line>
        <draw:line draw:style-name="gr2" draw:text-style-name="P7" draw:layer="layout" svg:x1="13.521cm" svg:y1="6.781cm" svg:x2="15.688cm" svg:y2="11.72cm">
          <text:p/>
        </draw:line>
        <draw:line draw:style-name="gr2" draw:text-style-name="P7" draw:layer="layout" svg:x1="12.655cm" svg:y1="6.65cm" svg:x2="6.321cm" svg:y2="11.944cm">
          <text:p/>
        </draw:line>
        <draw:line draw:style-name="gr8" draw:text-style-name="P7" draw:layer="layout" svg:x1="6.423cm" svg:y1="12.605cm" svg:x2="10.395cm" svg:y2="15.692cm">
          <text:p/>
        </draw:line>
        <draw:line draw:style-name="gr8" draw:text-style-name="P7" draw:layer="layout" svg:x1="17.096cm" svg:y1="6.932cm" svg:x2="11.168cm" svg:y2="15.911cm">
          <text:p/>
        </draw:line>
        <draw:line draw:style-name="gr8" draw:text-style-name="P7" draw:layer="layout" svg:x1="10.395cm" svg:y1="14.146cm" svg:x2="10.833cm" svg:y2="15.692cm">
          <text:p/>
        </draw:line>
        <draw:custom-shape draw:style-name="gr38" draw:text-style-name="P8" draw:layer="layout" svg:width="0.9cm" svg:height="0.944cm" svg:x="10.902cm" svg:y="9.588cm">
          <text:p text:style-name="P5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9" draw:text-style-name="P8" draw:layer="layout" svg:width="0.9cm" svg:height="0.944cm" svg:x="16.902cm" svg:y="5.988cm">
          <text:p text:style-name="P5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12.822cm" svg:y1="6.882cm" svg:x2="11.4cm" svg:y2="9.6cm">
          <text:p/>
        </draw:line>
        <draw:line draw:style-name="gr2" draw:text-style-name="P7" draw:layer="layout" svg:x1="13.422cm" svg:y1="6.282cm" svg:x2="17cm" svg:y2="6.5cm">
          <text:p/>
        </draw:line>
        <draw:line draw:style-name="gr2" draw:text-style-name="P7" draw:layer="layout" svg:x1="11.16cm" svg:y1="10.532cm" svg:x2="10.3cm" svg:y2="13.3cm">
          <text:p/>
        </draw:line>
        <draw:line draw:style-name="gr2" draw:text-style-name="P7" draw:layer="layout" svg:x1="15.246cm" svg:y1="11.907cm" svg:x2="11.8cm" svg:y2="10.2cm">
          <text:p/>
        </draw:line>
        <draw:line draw:style-name="gr2" draw:text-style-name="P7" draw:layer="layout" svg:x1="17.322cm" svg:y1="6.882cm" svg:x2="15.909cm" svg:y2="11.72cm">
          <text:p/>
        </draw:line>
        <presentation:notes draw:style-name="dp4">
          <draw:page-thumbnail draw:style-name="gr22" draw:layer="layout" svg:width="14.834cm" svg:height="11.127cm" svg:x="3.074cm" svg:y="2.258cm" draw:page-number="13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>
          <draw:text-box>
            <text:p text:style-name="P9">Subgrafo</text:p>
          </draw:text-box>
        </draw:frame>
        <draw:custom-shape draw:style-name="gr40" draw:text-style-name="P8" draw:layer="layout" svg:width="0.9cm" svg:height="0.944cm" svg:x="5.543cm" svg:y="11.681cm">
          <text:p text:style-name="P5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1" draw:text-style-name="P8" draw:layer="layout" svg:width="0.9cm" svg:height="0.944cm" svg:x="15.246cm" svg:y="11.72cm">
          <text:p text:style-name="P5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2" draw:text-style-name="P8" draw:layer="layout" svg:width="0.9cm" svg:height="0.944cm" svg:x="10.395cm" svg:y="15.691cm">
          <text:p text:style-name="P5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3" draw:text-style-name="P8" draw:layer="layout" svg:width="0.9cm" svg:height="0.944cm" svg:x="12.602cm" svg:y="5.988cm">
          <text:p text:style-name="P5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8" draw:layer="layout" svg:width="0.905cm" svg:height="0.943cm" svg:x="9.733cm" svg:y="13.266cm">
          <text:p text:style-name="P5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6.429cm" svg:y1="12.381cm" svg:x2="15.247cm" svg:y2="12.387cm">
          <text:p/>
        </draw:line>
        <draw:line draw:style-name="gr2" draw:text-style-name="P7" draw:layer="layout" svg:x1="12.655cm" svg:y1="6.65cm" svg:x2="6.321cm" svg:y2="11.944cm">
          <text:p/>
        </draw:line>
        <draw:line draw:style-name="gr8" draw:text-style-name="P7" draw:layer="layout" svg:x1="6.423cm" svg:y1="12.605cm" svg:x2="10.395cm" svg:y2="15.692cm">
          <text:p/>
        </draw:line>
        <draw:line draw:style-name="gr8" draw:text-style-name="P7" draw:layer="layout" svg:x1="17.096cm" svg:y1="6.932cm" svg:x2="11.168cm" svg:y2="15.911cm">
          <text:p/>
        </draw:line>
        <draw:line draw:style-name="gr8" draw:text-style-name="P7" draw:layer="layout" svg:x1="10.395cm" svg:y1="14.146cm" svg:x2="10.833cm" svg:y2="15.692cm">
          <text:p/>
        </draw:line>
        <draw:custom-shape draw:style-name="gr45" draw:text-style-name="P8" draw:layer="layout" svg:width="0.9cm" svg:height="0.944cm" svg:x="10.902cm" svg:y="9.588cm">
          <text:p text:style-name="P5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8" draw:layer="layout" svg:width="0.9cm" svg:height="0.944cm" svg:x="16.902cm" svg:y="5.988cm">
          <text:p text:style-name="P5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12.822cm" svg:y1="6.882cm" svg:x2="11.4cm" svg:y2="9.6cm">
          <text:p/>
        </draw:line>
        <draw:line draw:style-name="gr2" draw:text-style-name="P7" draw:layer="layout" svg:x1="13.422cm" svg:y1="6.282cm" svg:x2="17cm" svg:y2="6.5cm">
          <text:p/>
        </draw:line>
        <draw:line draw:style-name="gr2" draw:text-style-name="P7" draw:layer="layout" svg:x1="11.16cm" svg:y1="10.532cm" svg:x2="10.3cm" svg:y2="13.3cm">
          <text:p/>
        </draw:line>
        <draw:line draw:style-name="gr2" draw:text-style-name="P7" draw:layer="layout" svg:x1="15.246cm" svg:y1="11.907cm" svg:x2="11.8cm" svg:y2="10.2cm">
          <text:p/>
        </draw:line>
        <draw:line draw:style-name="gr2" draw:text-style-name="P7" draw:layer="layout" svg:x1="17.322cm" svg:y1="6.882cm" svg:x2="15.909cm" svg:y2="11.72cm">
          <text:p/>
        </draw:line>
        <presentation:notes draw:style-name="dp4">
          <draw:page-thumbnail draw:style-name="gr22" draw:layer="layout" svg:width="14.834cm" svg:height="11.127cm" svg:x="3.074cm" svg:y="2.258cm" draw:page-number="14" presentation:class="page"/>
          <draw:frame presentation:style-name="pr9" draw:text-style-name="P20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>
          <draw:text-box>
            <text:p text:style-name="P9">Redução elementar</text:p>
          </draw:text-box>
        </draw:frame>
        <draw:custom-shape draw:style-name="gr47" draw:text-style-name="P8" draw:layer="layout" svg:width="0.9cm" svg:height="0.944cm" svg:x="5.543cm" svg:y="11.681cm">
          <text:p text:style-name="P5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8" draw:text-style-name="P8" draw:layer="layout" svg:width="0.9cm" svg:height="0.944cm" svg:x="15.246cm" svg:y="11.72cm">
          <text:p text:style-name="P5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9" draw:text-style-name="P8" draw:layer="layout" svg:width="0.9cm" svg:height="0.944cm" svg:x="10.395cm" svg:y="15.691cm">
          <text:p text:style-name="P5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0" draw:text-style-name="P8" draw:layer="layout" svg:width="0.9cm" svg:height="0.944cm" svg:x="12.602cm" svg:y="5.988cm">
          <text:p text:style-name="P5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6.429cm" svg:y1="12.381cm" svg:x2="15.247cm" svg:y2="12.387cm">
          <text:p/>
        </draw:line>
        <draw:line draw:style-name="gr2" draw:text-style-name="P7" draw:layer="layout" svg:x1="12.655cm" svg:y1="6.65cm" svg:x2="6.321cm" svg:y2="11.944cm">
          <text:p/>
        </draw:line>
        <draw:line draw:style-name="gr8" draw:text-style-name="P7" draw:layer="layout" svg:x1="6.423cm" svg:y1="12.605cm" svg:x2="10.583cm" svg:y2="15.909cm">
          <text:p/>
        </draw:line>
        <draw:line draw:style-name="gr8" draw:text-style-name="P7" draw:layer="layout" svg:x1="17.096cm" svg:y1="6.932cm" svg:x2="11.168cm" svg:y2="15.911cm">
          <text:p/>
        </draw:line>
        <draw:custom-shape draw:style-name="gr51" draw:text-style-name="P8" draw:layer="layout" svg:width="0.9cm" svg:height="0.944cm" svg:x="10.902cm" svg:y="9.588cm">
          <text:p text:style-name="P5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2" draw:text-style-name="P8" draw:layer="layout" svg:width="0.9cm" svg:height="0.944cm" svg:x="16.902cm" svg:y="5.988cm">
          <text:p text:style-name="P5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7" draw:layer="layout" svg:x1="12.822cm" svg:y1="6.882cm" svg:x2="11.4cm" svg:y2="9.6cm">
          <text:p/>
        </draw:line>
        <draw:line draw:style-name="gr2" draw:text-style-name="P7" draw:layer="layout" svg:x1="13.422cm" svg:y1="6.282cm" svg:x2="17cm" svg:y2="6.5cm">
          <text:p/>
        </draw:line>
        <draw:line draw:style-name="gr2" draw:text-style-name="P7" draw:layer="layout" svg:x1="11.16cm" svg:y1="10.532cm" svg:x2="10.821cm" svg:y2="15.691cm">
          <text:p/>
        </draw:line>
        <draw:line draw:style-name="gr2" draw:text-style-name="P7" draw:layer="layout" svg:x1="15.246cm" svg:y1="11.907cm" svg:x2="11.8cm" svg:y2="10.2cm">
          <text:p/>
        </draw:line>
        <draw:line draw:style-name="gr2" draw:text-style-name="P7" draw:layer="layout" svg:x1="17.322cm" svg:y1="6.882cm" svg:x2="15.909cm" svg:y2="11.72cm">
          <text:p/>
        </draw:line>
        <presentation:notes draw:style-name="dp4">
          <draw:page-thumbnail draw:style-name="gr22" draw:layer="layout" svg:width="14.834cm" svg:height="11.127cm" svg:x="3.074cm" svg:y="2.258cm" draw:page-number="15" presentation:class="page"/>
          <draw:frame presentation:style-name="pr9" draw:text-style-name="P20" draw:layer="layout" svg:width="16.788cm" svg:height="13.103cm" svg:x="2.099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">
        <office:forms form:automatic-focus="false" form:apply-design-mode="false"/>
        <draw:frame presentation:style-name="pr10" draw:text-style-name="P9" draw:layer="layout" svg:width="25.188cm" svg:height="3.243cm" svg:x="1.398cm" svg:y="0.963cm" presentation:class="title" presentation:placeholder="true">
          <draw:text-box/>
        </draw:frame>
        <draw:frame presentation:style-name="pr8" draw:text-style-name="P18" draw:layer="layout" svg:width="25.188cm" svg:height="13.598cm" svg:x="1.398cm" svg:y="4.911cm" presentation:class="outline" presentation:user-transformed="true">
          <draw:text-box>
            <text:p text:style-name="P18">Existem diversos algoritmos O(n) baseados no teorema anterior para testar planaridade.</text:p>
            <text:p text:style-name="P18"/>
            <text:p text:style-name="P18">Exercício: Provar que se um grafo planar não tiver ciclo de tamanho 3 então m <text:span text:style-name="T14"></text:span> 2n – 4. Usar este fato para provar que K<text:span text:style-name="T10">3,3</text:span> não é planar.</text:p>
            <text:p text:style-name="P18">Exercício: Proponha um algoritmo para colorir os vértices de um grafo planar usando não mais de 6 cores. (Use o fato de que temos pelo menos um vértice de grau não maior a 5).</text:p>
          </draw:text-box>
        </draw:frame>
        <presentation:notes draw:style-name="dp4">
          <draw:page-thumbnail draw:style-name="gr22" draw:layer="layout" svg:width="14.834cm" svg:height="11.127cm" svg:x="3.074cm" svg:y="2.258cm" draw:page-number="16" presentation:class="page"/>
          <draw:frame presentation:style-name="pr9" draw:text-style-name="P9" draw:layer="layout" svg:width="16.788cm" svg:height="13.10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1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cm" fo:margin-right="0cm" fo:margin-top="0cm" fo:margin-bottom="0.502cm" fo:line-height="81%" fo:text-align="start" fo:text-indent="0cm" style:punctuation-wrap="simple" style:line-break="strict">
        <style:tab-stops>
          <style:tab-stop style:position="0.057cm"/>
          <style:tab-stop style:position="1.305cm"/>
          <style:tab-stop style:position="2.553cm"/>
          <style:tab-stop style:position="3.801cm"/>
          <style:tab-stop style:position="5.049cm"/>
          <style:tab-stop style:position="6.297cm"/>
          <style:tab-stop style:position="7.545cm"/>
          <style:tab-stop style:position="8.792cm"/>
          <style:tab-stop style:position="10.04cm"/>
          <style:tab-stop style:position="11.288cm"/>
          <style:tab-stop style:position="12.536cm"/>
          <style:tab-stop style:position="13.784cm"/>
          <style:tab-stop style:position="15.032cm"/>
          <style:tab-stop style:position="16.28cm"/>
          <style:tab-stop style:position="17.528cm"/>
          <style:tab-stop style:position="18.776cm"/>
          <style:tab-stop style:position="20.024cm"/>
          <style:tab-stop style:position="21.272cm"/>
          <style:tab-stop style:position="22.52cm"/>
          <style:tab-stop style:position="23.768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cm" fo:margin-right="0cm" fo:margin-top="0cm" fo:margin-bottom="0.401cm" fo:line-height="81%" fo:text-align="start" fo:text-indent="0cm" style:punctuation-wrap="simple" style:line-break="strict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89cm" fo:margin-right="0cm" fo:margin-top="0cm" fo:margin-bottom="0.299cm" fo:line-height="81%" fo:text-align="start" fo:text-indent="0cm" style:punctuation-wrap="simple" style:line-break="strict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88cm" fo:margin-right="0cm" fo:margin-top="0cm" fo:margin-bottom="0.202cm" fo:line-height="81%" fo:text-align="start" fo:text-indent="0cm" style:punctuation-wrap="simple" style:line-break="strict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88cm" fo:margin-right="0cm" fo:margin-top="0cm" fo:margin-bottom="0.101cm" fo:line-height="81%" fo:text-align="start" fo:text-indent="0cm" style:punctuation-wrap="simple" style:line-break="strict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5%" fo:text-indent="0cm" style:line-break="strict" style:writing-mode="lr-tb"/>
    </style:style>
    <style:style style:name="MP4" style:family="paragraph">
      <style:paragraph-properties fo:margin-left="0cm" fo:margin-right="0cm" fo:line-height="95%" fo:text-align="center" fo:text-indent="0cm" style:line-break="strict" style:writing-mode="lr-tb"/>
    </style:style>
    <style:style style:name="MP5" style:family="paragraph">
      <style:paragraph-properties fo:margin-left="0cm" fo:margin-right="0cm" fo:line-height="95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3.493cm" svg:x="1.398cm" svg:y="0.838cm" presentation:class="title" presentation:placeholder="true">
        <draw:text-box/>
      </draw:frame>
      <draw:frame presentation:style-name="Default-outline1" draw:layer="backgroundobjects" svg:width="25.188cm" svg:height="12.18cm" svg:x="1.398cm" svg:y="4.911cm" presentation:class="outline" presentation:placeholder="true">
        <draw:text-box/>
      </draw:frame>
      <draw:frame presentation:style-name="Mpr1" draw:text-style-name="MP3" draw:layer="backgroundobjects" svg:width="6.509cm" svg:height="1.439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63cm" svg:height="1.439cm" svg:x="9.577cm" svg:y="19.129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6.509cm" svg:height="1.439cm" svg:x="20.076cm" svg:y="19.12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7cm" svg:x="3.074cm" svg:y="2.258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frame presentation:style-name="Mpr4" draw:text-style-name="MP3" draw:layer="backgroundobjects" svg:width="9.102cm" svg:height="1.474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102cm" svg:height="1.474cm" svg:x="11.884cm" svg:y="-0.001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102cm" svg:height="1.474cm" svg:x="0cm" svg:y="28.211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102cm" svg:height="1.474cm" svg:x="11.884cm" svg:y="28.211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Sebastián Urrutia</meta:initial-creator>
    <dc:date>2017-06-12T14:42:24.74</dc:date>
    <meta:editing-cycles>10</meta:editing-cycles>
    <meta:editing-duration>P21DT1H25M24S</meta:editing-duration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